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Waree" svg:font-family="Ware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Waree" fo:font-size="11pt" style:font-size-asian="11pt" style:font-size-complex="11pt"/>
    </style:style>
    <style:style style:name="P2" style:family="paragraph" style:parent-style-name="Standard">
      <style:text-properties style:font-name="Waree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3" style:family="paragraph" style:parent-style-name="Standard">
      <style:text-properties style:font-name="Waree" fo:font-size="11pt" style:font-size-asian="11pt" style:font-size-complex="11pt"/>
    </style:style>
    <style:style style:name="P4" style:family="paragraph" style:parent-style-name="NumberedText">
      <style:text-properties style:font-name="Waree" fo:font-size="11pt" style:font-size-asian="11pt" style:font-size-complex="11pt"/>
    </style:style>
    <style:style style:name="P5" style:family="paragraph" style:parent-style-name="NumberedText" style:list-style-name="">
      <style:text-properties style:font-name="Waree" fo:font-size="11pt" fo:font-weight="normal" style:font-size-asian="11pt" style:font-weight-asian="normal" style:font-size-complex="11pt" style:font-weight-complex="normal"/>
    </style:style>
    <style:style style:name="P6" style:family="paragraph" style:parent-style-name="NumberedText" style:list-style-name="">
      <style:paragraph-properties fo:margin-left="0in" fo:margin-right="0in" fo:text-indent="0in" style:auto-text-indent="false"/>
      <style:text-properties style:font-name="Waree" fo:font-size="11pt" style:font-size-asian="11pt" style:font-size-complex="11pt"/>
    </style:style>
    <style:style style:name="P7" style:family="paragraph" style:parent-style-name="NumberedText" style:list-style-name="">
      <style:paragraph-properties fo:margin-left="0in" fo:margin-right="0in" fo:text-indent="0in" style:auto-text-indent="false"/>
      <style:text-properties style:font-name="Waree" fo:font-size="11pt" fo:font-weight="normal" style:font-size-asian="11pt" style:font-weight-asian="normal" style:font-size-complex="11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Vertical Power Systems LLC</text:span> announces a service to estimate the wind potential at a prospective wind turbine location. <text:s/>It works like this:</text:p>
      <text:list xml:id="list1684858701" text:style-name="Numbering_20_1">
        <text:list-item>
          <text:p text:style-name="P4">Client selects a potential wind turbine site, and orders our service.</text:p>
        </text:list-item>
        <text:list-item>
          <text:p text:style-name="P4">We deliver a package which contains a <text:span text:style-name="T1">VPS-Recorder</text:span> unit, and a <text:span text:style-name="T1">VPS-Receiver</text:span>.</text:p>
        </text:list-item>
        <text:list-item>
          <text:p text:style-name="P4">Client buys 2 standard 1 3/8” x 11.5' chain link fence poles, slides them together, and slides on our recorder unit, securing it with a set screw. <text:s/>Poles are available at Home Depot, or anywhere chain link fence materials are sold.</text:p>
        </text:list-item>
        <text:list-item>
          <text:p text:style-name="P4">The pole is placed in a hole near the site, and concrete is poured to secure it.</text:p>
        </text:list-item>
        <text:list-item>
          <text:p text:style-name="P4">Sometime later (an hour, a month, a year) the client brings a laptop within 100m of the site, puts the <text:span text:style-name="T1">VPS-Receiver</text:span><text:span text:style-name="T4"> into a USB port, and the data is downloaded.</text:span></text:p>
        </text:list-item>
        <text:list-item>
          <text:p text:style-name="P4">This data is uploaded to <text:span text:style-name="T3">VPS </text:span><text:span text:style-name="T5">over the Internet</text:span> and <text:span text:style-name="T1">VPS </text:span><text:span text:style-name="T4">delivers the report.</text:span></text:p>
        </text:list-item>
      </text:list>
      <text:p text:style-name="P5"/>
      <text:p text:style-name="P6"><text:span text:style-name="T4">What is this </text:span><text:span text:style-name="T1">VPS-Recorder?</text:span><text:span text:style-name="T4"> <text:s/>It is first a scientificly calibrated cup anemometer. <text:s/>Next, it is a self-contained computer system which measures instantaneous wind speed and temperature, and records this information every few seconds. <text:s/>It is a radio transmitter and receiver which communicates these records to a receiver when requested. <text:s/>It also maintains power indefinitely with an internal lithium-ion battery bank, and solar-charging system. <text:s/>It is capable of storing years of wind data without intervention.</text:span></text:p>
      <text:p text:style-name="P7"/>
      <text:p text:style-name="P6"><text:span text:style-name="T4">What is this </text:span><text:span text:style-name="T1">VPS-Receiver?</text:span><text:span text:style-name="T4"> <text:s/>It is a small radio device which attaches to a laptop computer via USB. <text:s/>It automatically initiates communication with the </text:span><text:span text:style-name="T1">VPS-Recorder</text:span><text:span text:style-name="T4"> unit when it is within 100m of it, and provides for the transfer of the data files.</text:span></text:p>
      <text:p text:style-name="P7"/>
      <text:p text:style-name="P6"><text:span text:style-name="T4">What is the </text:span><text:span text:style-name="T1">VPS-Report?</text:span><text:span text:style-name="T4"> <text:s/>This is a thorough analysis and </text:span><text:span text:style-name="T2">synthesis</text:span><text:span text:style-name="T4"> of the wind data which was recorded. <text:s/>It translates all of the wind data numbers into something that is human-readable, valuable, and meaningful. <text:s/>It </text:span>answers the fundamental question “If I put a wind turbine at this site, what performance should I expect?” <text:s/>It compensates for air density changes brought on by altitude and temperature variations. <text:s/>It predicts performance differences for various tower heights. <text:s/>It extrapolates for seasonal changes. <text:s/><text:span text:style-name="T1">See the Sample Report</text:span> included with this announcement.</text:p>
      <text:p text:style-name="P1"/>
      <text:p text:style-name="P1">The pole can be replanted, to get another site's potential, or can be returned for credit.</text:p>
      <text:p text:style-name="P1"/>
      <text:p text:style-name="P1"/>
      <text:p text:style-name="P1"/>
      <text:p text:style-name="P1"/>
      <text:p text:style-name="P2"><text:soft-page-break/>Cost:</text:p>
      <text:p text:style-name="P1"><text:tab/>Equipment rental + report<text:tab/><text:tab/><text:tab/> <text:s/>$650.</text:p>
      <text:p text:style-name="P1"><text:tab/><text:tab/>Anemometer</text:p>
      <text:p text:style-name="P1"><text:tab/><text:tab/>Computer w/storage</text:p>
      <text:p text:style-name="P1"><text:tab/><text:tab/>Solar charging system</text:p>
      <text:p text:style-name="P1"><text:tab/><text:tab/>Communication radio</text:p>
      <text:p text:style-name="P1"><text:tab/><text:tab/>Base radio</text:p>
      <text:p text:style-name="P1"><text:tab/><text:tab/>1<text:span text:style-name="T6">st</text:span> Month Report</text:p>
      <text:p text:style-name="P1"><text:tab/>Additional month equipment + report<text:tab/><text:tab/> <text:s text:c="2"/>$50.</text:p>
      <text:p text:style-name="P1"><text:tab/>Return of equipment<text:tab/><text:tab/><text:tab/><text:tab/>-$200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Waree" svg:font-family="Ware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edText" style:family="paragraph" style:parent-style-name="Standard" style:list-style-name="Numbering_20_1" style:class="text">
      <style:paragraph-properties fo:margin-left="0.5in" fo:margin-right="0in" fo:text-indent="-0.2in" style:auto-text-indent="false">
        <style:tab-stops/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eto Essertier</meta:initial-creator>
    <meta:creation-date>2011-06-03T11:30:42</meta:creation-date>
    <dc:date>2011-06-06T10:51:05</dc:date>
    <dc:creator>Beto Essertier</dc:creator>
    <meta:editing-duration>PT1H46M49S</meta:editing-duration>
    <meta:editing-cycles>4</meta:editing-cycles>
    <meta:generator>LibreOffice/3.3$Unix LibreOffice_project/330m19$Build-202</meta:generator>
    <meta:document-statistic meta:table-count="0" meta:image-count="0" meta:object-count="0" meta:page-count="2" meta:paragraph-count="21" meta:word-count="402" meta:character-count="2483"/>
  </office:meta>
</office:document-meta>
</file>